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51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4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58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804cm" fo:break-before="auto" style:use-optimal-row-height="fals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Georgi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Georgi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mode="continuous" fo:language="sv" fo:country="SE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D27">
        <table:table-column table:style-name="co1" table:default-cell-style-name="ce1"/>
        <table:table-column table:style-name="co2" table:default-cell-style-name="ce3"/>
        <table:table-column table:style-name="co3" table:visibility="collapse" table:default-cell-style-name="ce5"/>
        <table:table-column table:style-name="co4" table:default-cell-style-name="ce2"/>
        <table:table-column table:style-name="co3" table:number-columns-repeated="16380" table:default-cell-style-name="ce5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<text:span text:style-name="T1">Scrips (in .usr.local.bin) mainly used in</text:span> Mish Javascript code (also as service tools)</text:p>
          </table:table-cell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2">
          <table:table-cell office:value-type="string" calcext:value-type="string">
            <text:p>* finddupimages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Find image similarities. Needs: <text:span text:style-name="T3">findimagedupes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ddupnames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Find images with equal names. Needs: <text:span text:style-name="T3">sqlite3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derrimg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Estimating if an image contains errors. Needs: <text:span text:style-name="T3">jpeginfo</text:span>, <text:span text:style-name="T3">tiffinfo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* mkpng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Make a ”random png fullsize” file of an original file. Needs: convert of <text:span text:style-name="T3">Imagemagick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ntaxdebug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Against a bug in some Pentax camer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t_xmp_creator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3" office:value-type="string" calcext:value-type="string">
            <text:p>Write text to xmp.dc.creator . Needs: <text:span text:style-name="T3">exiv2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t_xmp_description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3" office:value-type="string" calcext:value-type="string">
            <text:p><text:span text:style-name="T4">Write text to xmp.dc.description . </text:span>Needs: <text:span text:style-name="T3">exiv2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mp_creator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3" office:value-type="string" calcext:value-type="string">
            <text:p>Retreive text from xmp.dc.creator . Needs: <text:span text:style-name="T3">exiv2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mp_description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3" office:value-type="string" calcext:value-type="string">
            <text:p><text:span text:style-name="T4">Retreive text from xmp.dc.description . </text:span>Needs: <text:span text:style-name="T3">exiv2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mpget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3" office:value-type="string" calcext:value-type="string">
            <text:p>Retreive text from xmp.dc.description|creator|subject|title|rights|source . Needs: <text:span text:style-name="T3">exiv2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* xmpset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13" office:value-type="string" calcext:value-type="string">
            <text:p><text:span text:style-name="T4">Write text to xmp.dc.description|creator|subject|title|rights|source .</text:span> Needs: <text:span text:style-name="T3">exiv2</text:span></text:p>
          </table:table-cell>
          <table:table-cell table:number-columns-repeated="16380"/>
        </table:table-row>
        <table:table-row table:style-name="ro3">
          <table:table-cell table:style-name="Default"/>
          <table:table-cell table:style-name="ce4" office:value-type="string" calcext:value-type="string">
            <text:p><text:span text:style-name="T2">*</text:span> = not yet in service</text:p>
          </table:table-cell>
          <table:table-cell table:style-name="ce3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ervice scrips (in <text:s/>.usr.service.scripts) used in connection with Mish (mainly as service tools)</text:p>
          </table:table-cell>
          <table:table-cell table:style-name="Default"/>
          <table:table-cell table:number-columns-repeated="16382"/>
        </table:table-row>
        <table:table-row table:style-name="ro4">
          <table:table-cell office:value-type="string" calcext:value-type="string">
            <text:p>deploy-mish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For deploying Mish to one of some listed servers (modify!)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exif_dateorig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Show image original shooting date. Needs: <text:span text:style-name="T3">exiv2</text:span>, grep, sed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exif_dimension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Show image dimension. Needs: <text:span text:style-name="T3">exiv2</text:span>, grep, s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dlinks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Find hyperlinks embedded in captions. Needs: find, xmpge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ind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For searching files with regexp wthin the project tree (modify!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s-pnpm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Replaces ”man pnpm”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n4add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Add 4 random characters making filenames unique. Needs: ran4mk.js, s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n4mk.js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3" office:value-type="string" calcext:value-type="string">
            <text:p>Needs: node (aka nodej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m-mini-show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Album cleaning (remove autogenerated thumbnail and presentation file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m-mini-show-symlinks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2" office:value-type="string" calcext:value-type="string">
            <text:p>Album cleaning (remove autogenerated thumbnail and presentation files)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set_xmp_creatordate</text:p>
          </table:table-cell>
          <table:table-cell/>
          <table:table-cell table:style-name="ce3" office:value-type="string" calcext:value-type="string">
            <text:p>ms</text:p>
          </table:table-cell>
          <table:table-cell table:style-name="ce13" office:value-type="string" calcext:value-type="string">
            <text:p>Batch set creator information. Needs: <text:span text:style-name="T3">exiv2</text:span>, set_xmp_creator</text:p>
          </table:table-cell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00-00-00</text:date>, <text:time style:data-style-name="N2" text:time-value="15:58:42.497610375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1:50:58.415040513</meta:creation-date>
    <dc:date>2025-06-18T16:00:10.450082911</dc:date>
    <meta:editing-duration>PT53M55S</meta:editing-duration>
    <meta:editing-cycles>8</meta:editing-cycles>
    <meta:generator>LibreOffice/24.2.7.2$Linux_X86_64 LibreOffice_project/420$Build-2</meta:generator>
    <meta:print-date>2025-06-18T14:15:33.491971506</meta:print-date>
    <meta:printed-by>PDF-filer</meta:printed-by>
    <meta:document-statistic meta:table-count="1" meta:cell-count="69" meta:object-count="0"/>
  </office:meta>
</office:document-meta>
</file>